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" svg:font-family="'Noto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Heading_20_3" style:list-style-name="L1">
      <style:text-properties style:font-name="Liberation Sans" fo:font-size="14pt" officeooo:paragraph-rsid="001a4ed9" style:font-size-asian="14pt" style:font-size-complex="14pt"/>
    </style:style>
    <style:style style:name="P3" style:family="paragraph" style:parent-style-name="Heading_20_3" style:list-style-name="L2">
      <style:text-properties style:font-name="Liberation Sans" fo:font-size="14pt" officeooo:paragraph-rsid="001a4ed9" style:font-size-asian="14pt" style:font-size-complex="14pt"/>
    </style:style>
    <style:style style:name="P4" style:family="paragraph" style:parent-style-name="Text_20_body" style:master-page-name="First_20_Page">
      <style:paragraph-properties style:page-number="auto"/>
      <style:text-properties style:font-name="Liberation Sans" fo:font-size="14pt" officeooo:paragraph-rsid="001a4ed9" style:font-size-asian="14pt" style:font-size-complex="14pt"/>
    </style:style>
    <style:style style:name="P5" style:family="paragraph" style:parent-style-name="Text_20_body" style:list-style-name="L1">
      <style:text-properties style:font-name="Liberation Sans" fo:font-size="14pt" officeooo:paragraph-rsid="001a4ed9" style:font-size-asian="14pt" style:font-size-complex="14pt"/>
    </style:style>
    <style:style style:name="P6" style:family="paragraph" style:parent-style-name="Text_20_body" style:list-style-name="L2">
      <style:text-properties style:font-name="Liberation Sans" fo:font-size="14pt" fo:font-weight="normal" officeooo:rsid="000e487e" officeooo:paragraph-rsid="001a4ed9" style:font-size-asian="14pt" style:font-size-complex="14pt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style:font-name="Liberation Sans" fo:font-size="14pt" officeooo:paragraph-rsid="001a4ed9" style:font-size-asian="14pt" style:font-size-complex="14pt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style:font-name="Liberation Sans" fo:font-size="14pt" officeooo:paragraph-rsid="001a4ed9" style:font-size-asian="14pt" style:font-size-complex="14pt"/>
    </style:style>
    <style:style style:name="T1" style:family="text">
      <style:text-properties officeooo:rsid="001ad13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После согласования параметров, стоимости и подписания договора приступаем к изготовлению и монтажу.</text:p>
      <text:list xml:id="list147021021" text:style-name="L1">
        <text:list-item>
          <text:list>
            <text:list-item>
              <text:list>
                <text:list-header>
                  <text:h text:style-name="P2" text:outline-level="3">Основные этапы изготовления и монтажа:</text:h>
                </text:list-header>
              </text:list>
            </text:list-item>
          </text:list>
        </text:list-item>
        <text:list-item>
          <text:p text:style-name="P7">Разметка участка и подготовка ям <text:span text:style-name="T1">или закладных </text:span>для опор. Площадка очищается от строительного мусора, травы, кустарника. Выполняется разметка периметра ограждения, копка ям под установку столбов. </text:p>
        </text:list-item>
        <text:list-item>
          <text:p text:style-name="P7">Изготовление. Изделие собирается. Все элементы покрываются грунтовкой и краской. </text:p>
        </text:list-item>
        <text:list-item>
          <text:p text:style-name="P7">Установка опор. В подготовленные ямы устанавливаются столбы, выполняется бетонирование. Чтобы предотвратить попадание внутрь опор воды и грязи сверху они закрываются пластиковыми заглушками. </text:p>
        </text:list-item>
        <text:list-item>
          <text:p text:style-name="P5">Монтаж. Калитка или двери монтируются, привариваются или прикручиваются навесные элементы. Швы зачищаются, красятся. </text:p>
        </text:list-item>
      </text:list>
      <text:list xml:id="list374671564" text:style-name="L2">
        <text:list-item>
          <text:list>
            <text:list-item>
              <text:list>
                <text:list-header>
                  <text:h text:style-name="P3" text:outline-level="3">Параметры калитки, дверей:</text:h>
                </text:list-header>
              </text:list>
            </text:list-item>
          </text:list>
        </text:list-item>
        <text:list-item>
          <text:p text:style-name="P8">Общие: рельеф, особенности грунта, наличие электричества, воды и прочее. </text:p>
        </text:list-item>
        <text:list-item>
          <text:p text:style-name="P8">Опоры: высота, размер и толщина профиля. </text:p>
        </text:list-item>
        <text:list-item>
          <text:p text:style-name="P8">Калитка: габаритные размеры калитки или дверей, размеры и толщина профиля, материал зашивки, декор. </text:p>
        </text:list-item>
        <text:list-item>
          <text:p text:style-name="P6">Комплект фурнитуры: Подбирается под калитку или двери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" svg:font-family="'Noto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deg" draw:border="50%"/>
    <draw:gradient draw:name="kék-sárga" draw:style="axial" draw:start-color="#0066cc" draw:end-color="#ffd320" draw:start-intensity="100%" draw:end-intensity="10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ans" fo:font-size="10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20%" fo:text-align="justify" style:justify-single-word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sender_20_address" style:display-name="sender address" style:family="paragraph" style:parent-style-name="Standard" style:class="text">
      <style:paragraph-properties fo:margin-top="0cm" fo:margin-bottom="1cm" style:contextual-spacing="false">
        <style:tab-stops>
          <style:tab-stop style:position="9.989cm"/>
          <style:tab-stop style:position="13.847cm" style:type="right"/>
        </style:tab-stops>
      </style:paragraph-properties>
      <style:text-properties fo:font-size="10pt" officeooo:rsid="000c5d28"/>
    </style:style>
    <style:style style:name="address" style:family="paragraph" style:parent-style-name="Standard" style:class="text">
      <style:paragraph-properties fo:margin-top="0cm" fo:margin-bottom="1cm" style:contextual-spacing="false"/>
      <style:text-properties fo:font-size="10pt" officeooo:rsid="000e487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  <number:text>/ </number:text>
      <number:month number:style="long" number:textual="true"/>
      <number:day/>
      <number:text>/</number:text>
    </number:date-style>
    <number:date-style style:name="N10107" number:language="ru" number:country="RU">
      <number:year number:style="long"/>
      <number:text>/ </number:text>
      <number:month number:style="long" number:textual="true"/>
      <number:day/>
      <number:text>/</number:text>
    </number:date-style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99ccff"/>
    </style:style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22:59:41.634522311</meta:creation-date>
    <meta:editing-duration>PT10M50S</meta:editing-duration>
    <meta:editing-cycles>12</meta:editing-cycles>
    <meta:generator>LibreOffice/7.0.4.2$Linux_X86_64 LibreOffice_project/00$Build-2</meta:generator>
    <dc:description>Modern business letter with sans-serif font </dc:description>
    <dc:title>Modern business letter sans-serif</dc:title>
    <dc:date>2023-08-09T23:11:53.815728262</dc:date>
    <meta:document-statistic meta:table-count="0" meta:image-count="0" meta:object-count="0" meta:page-count="1" meta:paragraph-count="12" meta:word-count="133" meta:character-count="1033" meta:non-whitespace-character-count="912"/>
  </office:meta>
</office:document-meta>
</file>